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6000000224AEE068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Times1" svg:font-family="Times" style:font-family-generic="roman"/>
    <style:font-face style:name="arial" svg:font-family="arial" style:font-family-generic="swiss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P2" style:family="paragraph" style:parent-style-name="Text_20_body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top="0cm" fo:margin-bottom="0cm" fo:line-height="150%" fo:text-align="start" style:justify-single-word="false"/>
    </style:style>
    <style:style style:name="P5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</style:style>
    <style:style style:name="P6" style:family="paragraph" style:parent-style-name="Text_20_body">
      <style:paragraph-properties fo:margin-top="0cm" fo:margin-bottom="0cm" fo:background-color="#e6e6e6" fo:padding="0.049cm" fo:border="0.002cm solid #000000" style:shadow="#808080 0.18cm 0.18cm">
        <style:background-image/>
      </style:paragraph-properties>
      <style:text-properties style:use-window-font-color="true" style:font-name="FreeMono"/>
    </style:style>
    <style:style style:name="P7" style:family="paragraph" style:parent-style-name="Text_20_body">
      <style:paragraph-properties fo:line-height="150%" fo:text-align="center" style:justify-single-word="false"/>
      <style:text-properties style:font-name="Century Schoolbook L" fo:font-size="12pt" fo:font-weight="bold" style:font-size-asian="12pt" style:font-size-complex="12pt"/>
    </style:style>
    <style:style style:name="P8" style:family="paragraph" style:parent-style-name="Text_20_body">
      <style:paragraph-properties fo:line-height="15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9" style:family="paragraph" style:parent-style-name="Text_20_body">
      <style:paragraph-properties fo:line-height="10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10" style:family="paragraph" style:parent-style-name="Text_20_body">
      <style:paragraph-properties fo:line-height="150%" fo:text-align="center" style:justify-single-word="false"/>
      <style:text-properties style:font-name="Century Schoolbook L"/>
    </style:style>
    <style:style style:name="P11" style:family="paragraph" style:parent-style-name="Text_20_body">
      <style:paragraph-properties fo:margin-left="1.529cm" fo:margin-right="1.529cm" fo:line-height="100%" fo:text-align="center" style:justify-single-word="false" fo:text-indent="0cm" style:auto-text-indent="false"/>
      <style:text-properties fo:font-variant="small-caps" style:font-name="Century Schoolbook L" fo:font-size="20pt" fo:font-weight="bold" style:font-size-asian="20pt" style:font-size-complex="20pt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4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5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6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7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8" style:family="paragraph" style:parent-style-name="Text_20_body">
      <style:paragraph-properties fo:margin-top="0cm" fo:margin-bottom="0cm"/>
      <style:text-properties fo:font-style="normal" style:font-style-asian="normal" style:font-style-complex="normal"/>
    </style:style>
    <style:style style:name="P19" style:family="paragraph" style:parent-style-name="Text_20_body">
      <style:paragraph-properties fo:margin-top="0cm" fo:margin-bottom="0cm" fo:background-color="#e6e6e6" fo:padding="0.049cm" fo:border="0.002cm solid #000000" style:shadow="#808080 0.18cm 0.18cm">
        <style:background-image/>
      </style:paragraph-properties>
    </style:style>
    <style:style style:name="P20" style:family="paragraph" style:parent-style-name="Text_20_body">
      <style:paragraph-properties fo:margin-top="0cm" fo:margin-bottom="0cm" fo:background-color="#e6e6e6" fo:padding="0.049cm" fo:border="0.002cm solid #000000" style:shadow="#808080 0.18cm 0.18cm">
        <style:background-image/>
      </style:paragraph-properties>
      <style:text-properties style:use-window-font-color="true" style:font-name="FreeMono"/>
    </style:style>
    <style:style style:name="P2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Contents_20_Heading">
      <style:paragraph-properties fo:break-before="page"/>
    </style:style>
    <style:style style:name="T1" style:family="text"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font-name="Century Schoolbook L" fo:font-size="10pt" fo:language="fr" fo:country="FR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use-window-font-color="true"/>
    </style:style>
    <style:style style:name="T6" style:family="text">
      <style:text-properties style:font-name="FreeMono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<draw:frame draw:style-name="fr1" draw:name="Image1" text:anchor-type="as-char" svg:width="5.239cm" svg:height="0.9cm" draw:z-index="0"><draw:image xlink:href="Pictures/10000200000000C6000000224AEE0685.gif" xlink:type="simple" xlink:show="embed" xlink:actuate="onLoad"/></draw:frame></text:p>
      <text:p text:style-name="P7">Département Informatique et Mathématiques Appliquées</text:p>
      <text:p text:style-name="P7"/>
      <text:p text:style-name="P8">Projet Long 2008</text:p>
      <text:p text:style-name="P9">__________</text:p>
      <text:p text:style-name="P9"/>
      <text:p text:style-name="P11">Administration autonome de serveurs sur la grille avec une machine virtuelle</text:p>
      <text:p text:style-name="P9"/>
      <text:p text:style-name="P9">Tutoriel d'installation d'un serveur NTP : ntp-server</text:p>
      <text:p text:style-name="P10"/>
      <text:p text:style-name="P10"/>
      <text:p text:style-name="P4"><text:a xlink:type="simple" xlink:href="mailto:jlouisy@etu.enseeiht.fr"><text:span text:style-name="T2">Responsable</text:span></text:a><text:a xlink:type="simple" xlink:href="mailto:jlouisy@etu.enseeiht.fr"><text:span text:style-name="T1"> : Daniel Hagimont - Professeur INPT/ENSEEIHT - Daniel.Hagimont@enseeiht.fr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Co-encadrant </text:span></text:a><text:a xlink:type="simple" xlink:href="mailto:jlouisy@etu.enseeiht.fr"><text:span text:style-name="T1">: Laurent Broto – Etudiant en thèse à l'UPS - Laurent.Broto@irit.fr</text:span></text:a></text:p>
      <text:p text:style-name="P3"/>
      <text:p text:style-name="P5"><text:a xlink:type="simple" xlink:href="mailto:jlouisy@etu.enseeiht.fr"><text:span text:style-name="T2">Superviseur industriel </text:span></text:a><text:a xlink:type="simple" xlink:href="mailto:jlouisy@etu.enseeiht.fr"><text:span text:style-name="T1">: Emmanuel Murzeau - emmanuel.murzeau@airbus.com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Chef de projet </text:span></text:a><text:a xlink:type="simple" xlink:href="mailto:jlouisy@etu.enseeiht.fr"><text:span text:style-name="T1">: Ezequiel Geremia - ezequiel.geremia@etu.enseeiht.fr</text:span></text:a></text:p>
      <text:p text:style-name="P5"><text:a xlink:type="simple" xlink:href="mailto:jlouisy@etu.enseeiht.fr"><text:span text:style-name="T2"/></text:a></text:p>
      <text:p text:style-name="P2"><text:a xlink:type="simple" xlink:href="mailto:jlouisy@etu.enseeiht.fr"><text:span text:style-name="T2">Etudiants </text:span></text:a><text:a xlink:type="simple" xlink:href="mailto:jlouisy@etu.enseeiht.fr"><text:span text:style-name="T1">: </text:span></text:a></text:p>
      <text:list text:style-name="L1">
        <text:list-item>
          <text:p text:style-name="P13"><text:a xlink:type="simple" xlink:href="mailto:jlouisy@etu.enseeiht.fr"><text:span text:style-name="T1">Julien Louisy</text:span></text:a></text:p>
        </text:list-item>
        <text:list-item>
          <text:p text:style-name="P13"><text:a xlink:type="simple" xlink:href="mailto:jlouisy@etu.enseeiht.fr"><text:span text:style-name="T1">Julien Clariond</text:span></text:a></text:p>
        </text:list-item>
        <text:list-item>
          <text:p text:style-name="P13"><text:a xlink:type="simple" xlink:href="mailto:jlouisy@etu.enseeiht.fr"><text:span text:style-name="T1">Hery Randriamanamihaga</text:span></text:a></text:p>
        </text:list-item>
        <text:list-item>
          <text:p text:style-name="P13"><text:a xlink:type="simple" xlink:href="mailto:jlouisy@etu.enseeiht.fr"><text:span text:style-name="T1">Ezequiel Geremia</text:span></text:a></text:p>
        </text:list-item>
        <text:list-item>
          <text:p text:style-name="P13"><text:a xlink:type="simple" xlink:href="mailto:jlouisy@etu.enseeiht.fr"><text:span text:style-name="T1">Mathieu Giorgino </text:span></text:a></text:p>
        </text:list-item>
      </text:list>
      <text:table-of-content text:style-name="Sect1" text:protected="true" text:name="Table des matières1">
        <text:table-of-content-source text:outline-level="10" text:use-index-marks="false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3">Sommaire</text:p>
          </text:index-title>
          <text:p text:style-name="P21">1 - Installation des paquets nécessaires<text:tab/>3</text:p>
          <text:p text:style-name="P21">2 - Configuration du serveur<text:tab/>3</text:p>
          <text:p text:style-name="P21">3 - Utilisation du service<text:tab/>3</text:p>
        </text:index-body>
      </text:table-of-content>
      <text:p text:style-name="Standard"/>
      <text:h text:style-name="P22" text:outline-level="1">Installation des paquets nécessaires</text:h>
      <text:p text:style-name="Text_20_body"><text:tab/>Commençons par activer l'UTC en modifiant le fichier <text:span text:style-name="T3">/etc/default/rcS </text:span><text:span text:style-name="T4">:</text:span></text:p>
      <text:p text:style-name="P6">UTC=yes</text:p>
      <text:p text:style-name="Text_20_body"><text:span text:style-name="T4"><text:tab/></text:span></text:p>
      <text:p text:style-name="Text_20_body"><text:span text:style-name="T4"><text:tab/></text:span>Nous allons procéder à l'installation de l'application <text:span text:style-name="T3">ntp-server</text:span><text:span text:style-name="T4"> :</text:span></text:p>
      <text:p text:style-name="P6"># apt-get install ntp-server ntp-doc</text:p>
      <text:p text:style-name="P18"/>
      <text:h text:style-name="Heading_20_1" text:outline-level="1">Configuration du serveur</text:h>
      <text:p text:style-name="P12"><text:tab/>La configuration du serveur NTP se fait dans le fichier <text:span text:style-name="T3">/etc/ntp.conf. </text:span><text:span text:style-name="T4">On configure ici un serveur NTP synchronisant les machines de son sous-réseau et rejetant les requêtes de ses clients.</text:span></text:p>
      <text:p text:style-name="P6">logfile /var/log/ntpd</text:p>
      <text:p text:style-name="P6"></text:p>
      <text:p text:style-name="P6">driftfile /var/lib/ntp/drift</text:p>
      <text:p text:style-name="P6"></text:p>
      <text:p text:style-name="P6">statsdir /var/log/ntpstats/</text:p>
      <text:p text:style-name="P6">statistics loopstats peerstats clockstats</text:p>
      <text:p text:style-name="P6">filegen loopstats file loopstats type day enable</text:p>
      <text:p text:style-name="P6">filegen peerstats file peerstats type day enable</text:p>
      <text:p text:style-name="P6">filegen clockstats file clockstats type day enable</text:p>
      <text:p text:style-name="P6"></text:p>
      <text:p text:style-name="P6"></text:p>
      <text:p text:style-name="P6">server 127.127.1.0</text:p>
      <text:p text:style-name="P6">fudge 127.127.1.0</text:p>
      <text:p text:style-name="P6"></text:p>
      <text:p text:style-name="P6">restrict default kod notrap nomodify nopeer noquery</text:p>
      <text:p text:style-name="P6">restrict 127.0.0.1 nomodify</text:p>
      <text:p text:style-name="P6">restrict 192.168.1.0 mask 255.255.255.0 nomodify notrap</text:p>
      <text:p text:style-name="P18"/>
      <text:h text:style-name="Heading_20_1" text:outline-level="1">Utilisation du service</text:h>
      <text:p text:style-name="Text_20_body"><text:tab/>Il est nécessaire de relancer le service :</text:p>
      <text:p text:style-name="P6"># sudo /etc/init.d/ntp restart</text:p>
      <text:p text:style-name="Text_20_body"><text:tab/></text:p>
      <text:p text:style-name="P12"><text:tab/>Sur une machine cliente, la commande suivante permet de synchroniser l'horloge au serveur :</text:p>
      <text:p text:style-name="P19"># sudo ntpdate -u nom_du_serveur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Times1" svg:font-family="Times" style:font-family-generic="roman"/>
    <style:font-face style:name="arial" svg:font-family="arial" style:font-family-generic="swiss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fr" fo:country="FR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499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Nimbus Mono L" style:font-name-asian="Nimbus Mono L" style:font-name-complex="Nimbus Mono 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suffix=".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dminxen</meta:initial-creator>
    <meta:creation-date>2008-02-07T12:18:15</meta:creation-date>
    <dc:creator>adminxen</dc:creator>
    <dc:date>2008-02-26T16:42:55</dc:date>
    <meta:editing-cycles>45</meta:editing-cycles>
    <meta:editing-duration>PT3H6M5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52" meta:word-count="246" meta:character-count="1824"/>
  </office:meta>
</office:document-meta>
</file>